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3.859cm"/>
    </style:style>
    <style:style style:name="pr6" style:family="presentation" style:parent-style-name="Default-notes">
      <style:graphic-properties draw:fill-color="#ffffff" fo:min-height="13.364cm"/>
    </style:style>
    <style:style style:name="pr7" style:family="presentation" style:parent-style-name="Default-title">
      <style:graphic-properties fo:min-height="2.519cm"/>
    </style:style>
    <style:style style:name="pr8" style:family="presentation" style:parent-style-name="Default-title">
      <style:graphic-properties fo:min-height="2.363cm"/>
    </style:style>
    <style:style style:name="P1" style:family="paragraph">
      <style:text-properties fo:font-size="32pt"/>
    </style:style>
    <style:style style:name="P2" style:family="paragraph">
      <style:text-properties fo:font-size="26pt" style:font-size-asian="26pt" style:font-size-complex="26pt"/>
    </style:style>
    <style:style style:name="P3" style:family="paragraph">
      <style:text-properties fo:font-size="16pt" style:font-size-asian="16pt" style:font-size-complex="16pt"/>
    </style:style>
    <style:style style:name="P4" style:family="paragraph">
      <style:text-properties fo:font-size="24pt" style:font-size-asian="24pt" style:font-size-complex="24pt"/>
    </style:style>
    <style:style style:name="P5" style:family="paragraph">
      <style:text-properties fo:font-size="18pt" style:font-size-asian="18pt" style:font-size-complex="18pt"/>
    </style:style>
    <style:style style:name="T1" style:family="text">
      <style:text-properties fo:font-size="26pt" style:font-size-asian="26pt" style:font-size-complex="26pt"/>
    </style:style>
    <style:style style:name="T2" style:family="text">
      <style:text-properties fo:font-size="16pt" style:font-size-asian="16pt" style:font-size-complex="1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ize="18pt" fo:font-weight="bold" style:font-size-asian="18pt" style:font-weight-asian="bold"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text-style-name="P1" draw:layer="layout" svg:width="25.199cm" svg:height="13.859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list text:style-name="L1">
              <text:list-header>
                <text:p>Steps to achieve and maintain the PMI-ACP designation you must</text:p>
              </text:list-header>
            </text:list>
          </draw:text-box>
        </draw:frame>
        <draw:frame presentation:style-name="pr5" draw:layer="layout" svg:width="25.199cm" svg:height="13.859cm" svg:x="1.4cm" svg:y="4.914cm" presentation:class="outline" presentation:user-transformed="true">
          <draw:text-box>
            <text:list text:style-name="L2">
              <text:list-item>
                <text:p>Get PMI to approve your PMI-ACP application (which means meeting all the application requirements)</text:p>
              </text:list-item>
              <text:list-item>
                <text:p>Have 21 Agile PMI PDUs in advance of filling out the application</text:p>
              </text:list-item>
              <text:list-item>
                <text:p>Pass the certification exam</text:p>
              </text:list-item>
              <text:list-item>
                <text:p>Maintain your certification by earning 30 Agile PDUs over every three years</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list text:style-name="L1">
              <text:list-header>
                <text:p>Certification Resources</text:p>
              </text:list-header>
            </text:list>
          </draw:text-box>
        </draw:frame>
        <draw:frame presentation:style-name="pr5" draw:layer="layout" svg:width="25.199cm" svg:height="13.859cm" svg:x="1.4cm" svg:y="4.914cm" presentation:class="outline">
          <draw:text-box>
            <text:list text:style-name="L2">
              <text:list-item>
                <text:p>PMI Agile Certified Practitioner (PMI-ACP) Handbook</text:p>
              </text:list-item>
              <text:list-item>
                <text:p>PMI Agile Certified Practitioner (PMI-ACP) Examination Content Outline</text:p>
              </text:list-item>
              <text:list-item>
                <text:p>Reference Materials List</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7" draw:text-style-name="P2" draw:layer="layout" svg:width="25.199cm" svg:height="2.519cm" svg:x="1.4cm" svg:y="0.481cm" presentation:class="title" presentation:user-transformed="true">
          <draw:text-box>
            <text:list text:style-name="L1">
              <text:list-header>
                <text:p text:style-name="P2"><text:span text:style-name="T1">What you need to know about the PMI-ACP application and renewal process</text:span></text:p>
              </text:list-header>
            </text:list>
          </draw:text-box>
        </draw:frame>
        <draw:frame presentation:style-name="pr5" draw:text-style-name="P3" draw:layer="layout" svg:width="25.199cm" svg:height="13.859cm" svg:x="1.4cm" svg:y="3.514cm" presentation:class="outline" presentation:user-transformed="true">
          <draw:text-box>
            <text:list text:style-name="L2">
              <text:list-item>
                <text:p text:style-name="P3"><text:span text:style-name="T2">Once you start the PMI-ACP application process you have 90 days to complete</text:span></text:p>
              </text:list-item>
              <text:list-item>
                <text:p text:style-name="P3"><text:span text:style-name="T2">Do the online PMI-ACP application if at all possible. It takes five business days to process as opposed to waiting for the mail to get to the right person</text:span></text:p>
              </text:list-item>
              <text:list-item>
                <text:p text:style-name="P3"><text:span text:style-name="T2">You can't schedule your PMI-ACP exam until the application is approved and fees are paid</text:span></text:p>
              </text:list-item>
              <text:list-item>
                <text:p text:style-name="P3"><text:span text:style-name="T2">If you are audited (possibly up to 25% of applications are randomly audited), you have 90 days to respond. You are not eligible until the successful completion of the audit</text:span></text:p>
              </text:list-item>
              <text:list-item>
                <text:p text:style-name="P3"><text:span text:style-name="T2">You have one year to take the PMI-ACP exam after application approval. You can retake the PMI-ACP exam three times during that year</text:span></text:p>
              </text:list-item>
              <text:list-item>
                <text:p text:style-name="P3"><text:span text:style-name="T2">Your PMI-ACP certification cycle starts the day you pass your exam, and your cycle is 3 years. You need 30 PDUs during that cycle</text:span></text:p>
              </text:list-item>
              <text:list-item>
                <text:p text:style-name="P3"><text:span text:style-name="T2">You complete the renewal process once you have 30 PDUs and pay the renewal fee</text:span></text:p>
              </text:list-item>
              <text:list-item>
                <text:p text:style-name="P3"><text:span text:style-name="T2">PMI-ACP certification suspension happens on the third anniversary of the day you passed your exam and you have yet to renew (1 year period)</text:span></text:p>
              </text:list-item>
              <text:list-item>
                <text:p text:style-name="P3"><text:span text:style-name="T2">PMI-ACP certification expiration happens one year after the suspension period begins</text:span></text:p>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list text:style-name="L1">
              <text:list-header>
                <text:p>PMI-ACP Application Fees</text:p>
              </text:list-header>
            </text:list>
          </draw:text-box>
        </draw:frame>
        <draw:frame presentation:style-name="pr5" draw:text-style-name="P4" draw:layer="layout" svg:width="25.199cm" svg:height="13.859cm" svg:x="1.4cm" svg:y="4.914cm" presentation:class="outline">
          <draw:text-box>
            <text:list text:style-name="L2">
              <text:list-item>
                <text:p text:style-name="P4"><text:span text:style-name="T3">PMI-ACP Exam Administration Type</text:span><text:span text:style-name="T3"><text:tab/></text:span><text:span text:style-name="T3">PMI Member</text:span><text:span text:style-name="T3"><text:tab/></text:span><text:span text:style-name="T3">PMI Nonmember</text:span></text:p>
              </text:list-item>
              <text:list-item>
                <text:p text:style-name="P4"><text:span text:style-name="T3">Computer-based testing</text:span><text:span text:style-name="T3"><text:tab/></text:span><text:span text:style-name="T3">$435</text:span><text:span text:style-name="T3"><text:tab/></text:span><text:span text:style-name="T3">$495</text:span></text:p>
              </text:list-item>
              <text:list-item>
                <text:p text:style-name="P4"><text:span text:style-name="T3">Paper-based testing</text:span><text:span text:style-name="T3"><text:tab/></text:span><text:span text:style-name="T3">$385</text:span><text:span text:style-name="T3"><text:tab/></text:span><text:span text:style-name="T3">$445</text:span></text:p>
              </text:list-item>
              <text:list-item>
                <text:p text:style-name="P4"><text:span text:style-name="T3">Reexamination CBT</text:span><text:span text:style-name="T3"><text:tab/></text:span><text:span text:style-name="T3">$335</text:span><text:span text:style-name="T3"><text:tab/></text:span><text:span text:style-name="T3">$395</text:span></text:p>
              </text:list-item>
              <text:list-item>
                <text:p text:style-name="P4"><text:span text:style-name="T3">Reexamination PBT</text:span><text:span text:style-name="T3"><text:tab/></text:span><text:span text:style-name="T3">$285</text:span><text:span text:style-name="T3"><text:tab/></text:span><text:span text:style-name="T3">$345</text:span></text:p>
              </text:list-item>
              <text:list-item>
                <text:p text:style-name="P4"><text:span text:style-name="T3">CCR Certification renewal</text:span><text:span text:style-name="T3"><text:tab/></text:span><text:span text:style-name="T3">$90</text:span><text:span text:style-name="T3"><text:tab/></text:span><text:span text:style-name="T3">$130</text:span></text:p>
              </text:list-item>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8" draw:layer="layout" svg:width="25.199cm" svg:height="2.363cm" svg:x="1.4cm" svg:y="0.837cm" presentation:class="title" presentation:user-transformed="true">
          <draw:text-box>
            <text:list text:style-name="L1">
              <text:list-header>
                <text:p><text:span text:style-name="T4">PMI Agile Certified Practitioner (PMI-ACP) Eligibility Requirements</text:span></text:p>
              </text:list-header>
            </text:list>
          </draw:text-box>
        </draw:frame>
        <draw:frame presentation:style-name="pr5" draw:text-style-name="P5" draw:layer="layout" svg:width="25.199cm" svg:height="15.119cm" svg:x="1.601cm" svg:y="3.4cm" presentation:class="outline" presentation:user-transformed="true">
          <draw:text-box>
            <text:list text:style-name="L2">
              <text:list-header>
                <text:p text:style-name="P5"><text:span text:style-name="T5">Requirement Description</text:span></text:p>
              </text:list-header>
              <text:list-item>
                <text:p text:style-name="P5"><text:span text:style-name="T4">Educational Background:</text:span><text:span text:style-name="T4"><text:tab/></text:span><text:span text:style-name="T4">Secondary degree (high school diploma or equivalent)</text:span></text:p>
              </text:list-item>
              <text:list-item>
                <text:p text:style-name="P5"><text:span text:style-name="T4">General Project Management Experience:</text:span><text:span text:style-name="T4"><text:tab/></text:span><text:span text:style-name="T4">2,000 hours working on project teams. These hours must be earned within the last 5 years. (If you already hold a PMP® credential, you have already fulfilled this requirement)</text:span></text:p>
              </text:list-item>
              <text:list-item>
                <text:p text:style-name="P5"><text:span text:style-name="T4">Agile Project Management Experience:</text:span><text:span text:style-name="T4"><text:tab/></text:span><text:span text:style-name="T4">1,500 hours working on Agile project teams or in Agile methodologies. These hours are in addition to the 2,000 hours required for general project management experience. These hours must be earned within the last 2 years.</text:span></text:p>
              </text:list-item>
              <text:list-item>
                <text:p text:style-name="P5"><text:span text:style-name="T4">Agile Project Management Training</text:span><text:span text:style-name="T4"><text:tab/></text:span><text:span text:style-name="T4">21 contact hours earned in Agile project management topics (PMI-ACP PDUs)</text:span></text:p>
              </text:list-item>
              <text:list-item>
                <text:p text:style-name="P5"><text:span text:style-name="T4">PMI-ACP Examination:</text:span><text:span text:style-name="T4"><text:tab/></text:span><text:span text:style-name="T4">Tests knowledge of Agile fundamentals and the ability to apply that knowledge to basic projects.</text:span></text:p>
              </text:list-item>
              <text:list-item>
                <text:p text:style-name="P5"><text:span text:style-name="T4">PMI-ACP Maintenance:</text:span><text:span text:style-name="T4"><text:tab/></text:span><text:span text:style-name="T4">Once you pass your exam, you must maintain your PMI-ACP certification by earning 30 Agile PDUs or 3 Agile CEUs every 3 years. These hours can simultaneously count toward your PMI-ACP and PMP if you hold both designations.</text:span></text:p>
              </text:list-item>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9-27T07:26:46.89</meta:creation-date>
    <meta:editing-duration>PT8M43S</meta:editing-duration>
    <meta:editing-cycles>4</meta:editing-cycles>
    <dc:date>2012-09-27T07:35:18.50</dc:date>
    <meta:generator>OpenOffice.org/3.4$Win32 OpenOffice.org_project/340m1$Build-9590</meta:generator>
    <meta:document-statistic meta:object-count="45"/>
  </office:meta>
</office:document-meta>
</file>